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26d" officeooo:paragraph-rsid="0010c26d"/>
    </style:style>
    <style:style style:name="P2" style:family="paragraph" style:parent-style-name="Standard">
      <style:text-properties officeooo:paragraph-rsid="0010c26d"/>
    </style:style>
    <style:style style:name="T1" style:family="text">
      <style:text-properties officeooo:rsid="0010c26d"/>
    </style:style>
    <style:style style:name="T2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aa4926" style:font-name="DejaVu Sans Mono" fo:font-size="9pt" fo:font-style="normal" fo:font-weight="normal" style:font-size-asian="9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e Log</text:p>
      <text:p text:style-name="P1"/>
      <text:p text:style-name="P1">Änderungen in q_lwarner.py:</text:p>
      <text:p text:style-name="P2"><text:span text:style-name="T1"><text:tab/></text:span><text:span text:style-name="T2"># env.Monitor.start(experiment_filename, force=True)</text:span><text:line-break/><text:tab/><text:span text:style-name="T3">env = wrappers.Monitor(env</text:span><text:span text:style-name="T4">, </text:span><text:span text:style-name="T3">experiment_filename</text:span><text:span text:style-name="T4">, </text:span><text:span text:style-name="T5">force</text:span><text:span text:style-name="T3">=</text:span><text:span text:style-name="T4">True</text:span><text:span text:style-name="T3">)</text:span></text:p>
      <text:p text:style-name="P1"/>
      <text:p text:style-name="P1">Ändernungen in dymola_inverted_pendulum.py</text:p>
      <text:p text:style-name="P1"><text:tab/>- _render zu render</text:p>
      <text:p text:style-name="P1"><text:tab/>- _reset zu reset</text:p>
      <text:p text:style-name="P1"><text:tab/>- _step zu step</text:p>
      <text:p text:style-name="P1"/>
      <text:p text:style-name="P1">Änderungen in dymola_env.py</text:p>
      <text:p text:style-name="P1"><text:tab/>- _render zu render</text:p>
      <text:p text:style-name="P1"><text:tab/>- _reset zu reset</text:p>
      <text:p text:style-name="P1"><text:tab/>- _step zu step</text:p>
      <text:p text:style-name="P1"/>
      <text:p text:style-name="P1">Installieren von:</text:p>
      <text:p text:style-name="P1"><text:tab/>brew install sundial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0:34:58.584496166</meta:creation-date>
    <dc:date>2019-02-28T21:50:40.733042896</dc:date>
    <meta:editing-duration>PT1H5M34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13" meta:word-count="48" meta:character-count="368" meta:non-whitespace-character-count="324"/>
  </office:meta>
</office:document-meta>
</file>